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color="#000000"/>
    </style:style>
    <style:style style:name="P19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2/2023</text:p>
            <text:p text:style-name="Normální">KVOP-37258/2023</text:p>
            <text:p text:style-name="Normální">09. 10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R. B.</text:p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<text:s/>č. 106/1999 Sb., o svobodném přístupu k informacím</text:h>
      <text:p text:style-name="Základnítext"/>
      <text:p text:style-name="Základnítext">Vážený pane B.,</text:p>
      <text:p text:style-name="Základnítext">dne 5<text:span text:style-name="T18">. října 2023</text:span><text:s/>obdržela Kancelář veřejného ochránce práv Vaši žádost o informace. Žádáte o zaslání obou sborníků stanovisek veřejného ochránce práv v oblasti vězenství. Taktéž žádáte o<text:s/>informace, jakým způsobem se můžete obrátit na veřejného ochránce práv, případně žádáte o sdělení termínu systematických návštěv, při kterých můžete hovořit se zaměstnanci Kanceláře veřejného ochránce práv.</text:p>
      <text:p text:style-name="Základnítext">Sborníky stanovisek veřejného ochránce práv – Vězeňství a Vězeňství II zasílám v příloze. Současně zasílám i informační letáky, ze kterých se dozvíte, v jakých věcech a jakým způsobem se můžete obracet na veřejného ochránce práv. Aktuálně není v nejbližší době plánovaná systematická návštěva věznice. Podotýkám, že systematické návštěvy věznice (ale i jiných zařízení) se provádějí zásadně neohlášeně.</text:p>
      <text:p text:style-name="Základnítext">S pozdravem</text:p>
      <text:p text:style-name="P19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>Přílohy</text:p>
      <text:p text:style-name="Normální">Sborník stanovisek veřejného ochránce práv – Vězeňství</text:p>
      <text:p text:style-name="Normální">Sborník<text:s/>stanovisek veřejného ochránce práv – Vězeňství II</text:p>
      <text:p text:style-name="Normální">Ombudsman</text:p>
      <text:p text:style-name="Normální">Věznice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VR55*</text:span></text:p>
        <text:p text:style-name="P12"><text:span text:style-name="T13">KVOPX00DVR55</text:span>KVOPX00DVR55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1-28T11:01:00Z</meta:creation-date>
    <dc:date>2023-11-28T11:06:00Z</dc:date>
    <meta:print-date>2016-06-27T07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83" meta:character-count="1266" meta:row-count="9" meta:non-whitespace-character-count="1085"/>
  </office:meta>
</office:document-meta>
</file>